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1cm" svg:stroke-color="#000000" draw:stroke-linejoin="miter" draw:fill="solid" draw:fill-color="#000000"/>
    </style:style>
    <style:style style:name="gr2" style:family="graphic" style:parent-style-name="objectwitharrow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solid" svg:stroke-width="0.006cm" svg:stroke-color="#000000" draw:stroke-linejoin="miter" draw:fill="solid" draw:fill-color="#ff9015" fo:padding-top="0.128cm" fo:padding-bottom="0.128cm" fo:padding-left="0.253cm" fo:padding-right="0.253cm"/>
    </style:style>
    <style:style style:name="gr5" style:family="graphic" style:parent-style-name="objectwithoutfill">
      <style:graphic-properties svg:stroke-width="0.106cm" draw:marker-start-width="0.374cm" draw:marker-end-width="0.374cm" draw:fill="none" draw:textarea-vertical-align="middle" fo:padding-top="0.163cm" fo:padding-bottom="0.163cm" fo:padding-left="0.288cm" fo:padding-right="0.288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9015"/>
    </style:style>
  </office:automatic-styles>
  <office:body>
    <office:drawing>
      <draw:page draw:name="page1" draw:style-name="dp1" draw:master-page-name="diagrams2">
        <draw:path draw:style-name="gr1" draw:text-style-name="P1" draw:layer="layout" svg:width="0.07cm" svg:height="0.069cm" svg:x="1.634cm" svg:y="1.328cm" svg:viewBox="0 0 71 70" svg:d="M71 35c0 6-2 12-5 17-3 6-7 10-13 13s-11 5-18 5c-6 0-12-2-17-5-6-3-10-7-13-13-4-5-5-11-5-17 0-7 1-12 5-18 3-5 7-9 13-12 5-4 11-5 17-5 7 0 12 1 18 5 6 3 10 7 13 12 3 6 5 11 5 18z">
          <text:p/>
        </draw:path>
        <draw:line draw:style-name="gr2" draw:text-style-name="P2" draw:layer="layout" svg:x1="2.711cm" svg:y1="1.785cm" svg:x2="3.89cm" svg:y2="1.779cm">
          <text:p/>
        </draw:line>
        <draw:line draw:style-name="gr3" draw:text-style-name="P3" draw:layer="layout" svg:x1="1.675cm" svg:y1="1.35cm" svg:x2="1.168cm" svg:y2="2.249cm">
          <text:p/>
        </draw:line>
        <draw:line draw:style-name="gr3" draw:text-style-name="P3" draw:layer="layout" svg:x1="1.684cm" svg:y1="1.362cm" svg:x2="2.191cm" svg:y2="2.261cm">
          <text:p/>
        </draw:line>
        <draw:line draw:style-name="gr3" draw:text-style-name="P3" draw:layer="layout" svg:x1="1.164cm" svg:y1="2.245cm" svg:x2="1.164cm" svg:y2="2.809cm">
          <text:p/>
        </draw:line>
        <draw:line draw:style-name="gr3" draw:text-style-name="P3" draw:layer="layout" svg:x1="2.181cm" svg:y1="2.256cm" svg:x2="2.181cm" svg:y2="2.82cm">
          <text:p/>
        </draw:line>
        <draw:line draw:style-name="gr3" draw:text-style-name="P3" draw:layer="layout" svg:x1="1.673cm" svg:y1="0.805cm" svg:x2="1.673cm" svg:y2="1.369cm">
          <text:p/>
        </draw:line>
        <draw:path draw:style-name="gr4" draw:text-style-name="P4" draw:layer="layout" svg:width="0.415cm" svg:height="0.409cm" svg:x="1.98cm" svg:y="2.054cm" svg:viewBox="0 0 416 410" svg:d="M208 0c-38 0-71 9-104 27-33 19-57 43-76 76-19 32-28 64-28 102s9 70 28 103c19 32 43 56 76 75s66 27 104 27 71-8 104-27 57-43 76-75c19-33 28-65 28-103s-9-70-28-102c-19-33-43-57-76-76-33-18-66-27-104-27z">
          <text:p/>
        </draw:path>
        <draw:path draw:style-name="gr4" draw:text-style-name="P4" draw:layer="layout" svg:width="0.415cm" svg:height="0.409cm" svg:x="0.955cm" svg:y="2.055cm" svg:viewBox="0 0 416 410" svg:d="M208 0c-38 0-71 9-104 27-33 19-57 43-76 76-19 32-28 64-28 102s9 70 28 103c19 32 43 56 76 75s66 27 104 27 71-8 104-27 57-43 76-75c19-33 28-65 28-103s-9-70-28-102c-19-33-43-57-76-76-33-18-66-27-104-27z">
          <text:p/>
        </draw:path>
        <draw:line draw:style-name="gr3" draw:text-style-name="P3" draw:layer="layout" svg:x1="4.616cm" svg:y1="1.106cm" svg:x2="4.616cm" svg:y2="1.67cm">
          <text:p/>
        </draw:line>
        <draw:line draw:style-name="gr5" draw:text-style-name="P3" draw:layer="layout" svg:x1="4.616cm" svg:y1="1.899cm" svg:x2="4.616cm" svg:y2="2.463cm">
          <text:p/>
        </draw:line>
        <draw:path draw:style-name="gr4" draw:text-style-name="P4" draw:layer="layout" svg:width="0.502cm" svg:height="0.495cm" svg:x="4.376cm" svg:y="1.583cm" svg:viewBox="0 0 503 496" svg:d="M252 0c-46 0-86 11-126 33-40 23-69 52-92 92-23 38-34 77-34 123s11 85 34 124 52 68 92 91 80 33 126 33c45 0 85-10 125-33s69-52 92-91 34-78 34-124-11-85-34-123c-23-40-52-69-92-92-40-22-80-33-125-33z">
          <text:p/>
        </draw:path>
        <draw:frame draw:style-name="gr6" draw:text-style-name="P2" draw:layer="layout" svg:width="0.479cm" svg:height="0.237cm" svg:x="1.714cm" svg:y="0.83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2" draw:layer="layout" svg:width="0.479cm" svg:height="0.237cm" svg:x="4.39cm" svg:y="0.83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2" draw:layer="layout" svg:width="0.466cm" svg:height="0.47cm" svg:x="0.977cm" svg:y="2.81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2" draw:layer="layout" svg:width="0.432cm" svg:height="0.47cm" svg:x="1.935cm" svg:y="2.81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2" draw:layer="layout" svg:width="0.64cm" svg:height="0.47cm" svg:x="4.302cm" svg:y="2.54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" draw:text-style-name="P2" draw:layer="layout" svg:x1="5.392cm" svg:y1="1.783cm" svg:x2="6.571cm" svg:y2="1.777cm">
          <text:p/>
        </draw:line>
        <draw:polygon draw:style-name="gr4" draw:text-style-name="P4" draw:layer="layout" svg:width="0.808cm" svg:height="0.69cm" svg:x="7.121cm" svg:y="1.349cm" svg:viewBox="0 0 809 691" draw:points="809,691 0,691 404,0">
          <text:p/>
        </draw:polygon>
        <draw:line draw:style-name="gr3" draw:text-style-name="P3" draw:layer="layout" svg:x1="7.124cm" svg:y1="2.04cm" svg:x2="7.124cm" svg:y2="2.502cm">
          <text:p/>
        </draw:line>
        <draw:line draw:style-name="gr3" draw:text-style-name="P3" draw:layer="layout" svg:x1="7.925cm" svg:y1="2.043cm" svg:x2="7.925cm" svg:y2="2.505cm">
          <text:p/>
        </draw:line>
        <draw:line draw:style-name="gr3" draw:text-style-name="P3" draw:layer="layout" svg:x1="7.527cm" svg:y1="0.898cm" svg:x2="7.527cm" svg:y2="1.36cm">
          <text:p/>
        </draw:line>
        <draw:frame draw:style-name="gr6" draw:text-style-name="P2" draw:layer="layout" svg:width="0.479cm" svg:height="0.237cm" svg:x="6.979cm" svg:y="0.83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2" draw:layer="layout" svg:width="0.466cm" svg:height="0.47cm" svg:x="6.953cm" svg:y="2.51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2" draw:layer="layout" svg:width="0.432cm" svg:height="0.47cm" svg:x="7.68cm" svg:y="2.53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2" draw:layer="layout" svg:width="0.529cm" svg:height="0.47cm" svg:x="0.885cm" svg:y="2.01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2" draw:layer="layout" svg:width="0.492cm" svg:height="0.47cm" svg:x="1.944cm" svg:y="2.03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2" draw:layer="layout" svg:width="0.551cm" svg:height="0.47cm" svg:x="4.359cm" svg:y="1.61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text-style-name="P2" draw:layer="layout" svg:width="0.551cm" svg:height="0.47cm" svg:x="7.252cm" svg:y="1.61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05cm" svg:stroke-color="#000000" draw:marker-start-width="0.57cm" draw:marker-start-center="true" draw:marker-end="Arrow" draw:marker-end-width="0.17cm" draw:fill-gradient-name="Gradient_20_3" draw:fill-hatch-name="Hatching_20_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3cm" svg:stroke-color="#000000" draw:marker-start-width="0.26cm" draw:marker-end-width="0.2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s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3.3$Linux_X86_64 LibreOffice_project/20m0$Build-3</meta:generator>
    <dc:date>2017-03-03T14:32:46.254362611</dc:date>
    <meta:editing-duration>PT1H1M10S</meta:editing-duration>
    <meta:editing-cycles>15</meta:editing-cycles>
    <meta:document-statistic meta:object-count="29"/>
  </office:meta>
</office:document-meta>
</file>

<file path=Object 1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0/content.xml><?xml version="1.0" encoding="utf-8"?>
<math xmlns="http://www.w3.org/1998/Math/MathML" display="block">
  <semantics>
    <mi>B</mi>
    <annotation encoding="StarMath 5.0">B</annotation>
  </semantics>
</math>
</file>

<file path=Object 11/content.xml><?xml version="1.0" encoding="utf-8"?>
<math xmlns="http://www.w3.org/1998/Math/MathML" display="block">
  <semantics>
    <mi>D</mi>
    <annotation encoding="StarMath 5.0">D</annotation>
  </semantics>
</math>
</file>

<file path=Object 12/content.xml><?xml version="1.0" encoding="utf-8"?>
<math xmlns="http://www.w3.org/1998/Math/MathML" display="block">
  <semantics>
    <mi>D</mi>
    <annotation encoding="StarMath 5.0">D</annotation>
  </semantics>
</math>
</file>

<file path=Object 2/content.xml><?xml version="1.0" encoding="utf-8"?>
<math xmlns="http://www.w3.org/1998/Math/MathML" display="block">
  <semantics>
    <mi mathvariant="normal">α</mi>
    <annotation encoding="StarMath 5.0">%alpha</annotation>
  </semantics>
</math>
</file>

<file path=Object 3/content.xml><?xml version="1.0" encoding="utf-8"?>
<math xmlns="http://www.w3.org/1998/Math/MathML" display="block">
  <semantics>
    <mi mathvariant="normal">α</mi>
    <annotation encoding="StarMath 5.0">%alpha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5/content.xml><?xml version="1.0" encoding="utf-8"?>
<math xmlns="http://www.w3.org/1998/Math/MathML" display="block">
  <semantics>
    <mi>q</mi>
    <annotation encoding="StarMath 5.0">q</annotation>
  </semantics>
</math>
</file>

<file path=Object 6/content.xml><?xml version="1.0" encoding="utf-8"?>
<math xmlns="http://www.w3.org/1998/Math/MathML" display="block">
  <semantics>
    <mi mathvariant="italic">qp</mi>
    <annotation encoding="StarMath 5.0">qp</annotation>
  </semantics>
</math>
</file>

<file path=Object 7/content.xml><?xml version="1.0" encoding="utf-8"?>
<math xmlns="http://www.w3.org/1998/Math/MathML" display="block">
  <semantics>
    <mi>p</mi>
    <annotation encoding="StarMath 5.0">p</annotation>
  </semantics>
</math>
</file>

<file path=Object 8/content.xml><?xml version="1.0" encoding="utf-8"?>
<math xmlns="http://www.w3.org/1998/Math/MathML" display="block">
  <semantics>
    <mi>q</mi>
    <annotation encoding="StarMath 5.0">q</annotation>
  </semantics>
</math>
</file>

<file path=Object 9/content.xml><?xml version="1.0" encoding="utf-8"?>
<math xmlns="http://www.w3.org/1998/Math/MathML" display="block">
  <semantics>
    <mi>A</mi>
    <annotation encoding="StarMath 5.0">A</annotation>
  </semantics>
</math>
</file>